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8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1.298cm" fo:margin-left="2.196cm"/>
    </style:style>
    <style:style style:name="Column6" style:family="table-column">
      <style:table-column-properties style:column-width="11.298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5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136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3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3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Programming</text:span><text:span text:style-name="T3_2"><text:s/></text:span><text:span text:style-name="T3_3">Using</text:span><text:span text:style-name="T3_4"><text:s/></text:span><text:span text:style-name="T3_5">Java</text:span></text:p>
      <text:p text:style-name="P4"/>
      <text:p text:style-name="P5"><text:span text:style-name="T5_1">Quiz</text:span><text:span text:style-name="T5_2"><text:s/>2:<text:s/></text:span><text:span text:style-name="T5_3">Java</text:span><text:span text:style-name="T5_4"><text:s/></text:span><text:span text:style-name="T5_5">Fundamental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econd</text:span><text:span text:style-name="T9_12"><text:s/></text:span><text:span text:style-name="T9_13">Programming</text:span><text:span text:style-name="T9_14"><text:s/></text:span><text:span text:style-name="T9_15">Using</text:span><text:span text:style-name="T9_16"><text:s/></text:span><text:span text:style-name="T9_17">Java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A</text:span><text:span text:style-name="T15_2"><text:s/></text:span><text:span text:style-name="T15_3">student</text:span><text:span text:style-name="T15_4"><text:s/></text:span><text:span text:style-name="T15_5">created</text:span><text:span text:style-name="T15_6"><text:s/></text:span><text:span text:style-name="T15_7">a</text:span><text:span text:style-name="T15_8"><text:s/></text:span><text:span text:style-name="T15_9">Java</text:span><text:span text:style-name="T15_10"><text:s/></text:span><text:span text:style-name="T15_11">Source</text:span><text:span text:style-name="T15_12"><text:s/></text:span><text:span text:style-name="T15_13">File</text:span><text:span text:style-name="T15_14"><text:s/></text:span><text:span text:style-name="T15_15">called</text:span><text:span text:style-name="T15_16"><text:s/>“</text:span><text:span text:style-name="T15_17">hello</text:span><text:span text:style-name="T15_18"><text:s/></text:span><text:span text:style-name="T15_19">World</text:span><text:span text:style-name="T15_20">.</text:span><text:span text:style-name="T15_21">java</text:span><text:span text:style-name="T15_22">”.<text:s/></text:span><text:span text:style-name="T15_23">The</text:span><text:span text:style-name="T15_24"><text:s/></text:span><text:span text:style-name="T15_25">file</text:span><text:span text:style-name="T15_26"><text:s/></text:span><text:span text:style-name="T15_27">name</text:span><text:span text:style-name="T15_28"><text:s/></text:span><text:span text:style-name="T15_29">starts</text:span><text:span text:style-name="T15_30"><text:s/></text:span><text:span text:style-name="T15_31">with</text:span><text:span text:style-name="T15_32"><text:s/></text:span><text:span text:style-name="T15_33">a</text:span><text:span text:style-name="T15_34"><text:s/></text:span><text:span text:style-name="T15_35">lower</text:span><text:span text:style-name="T15_36"><text:s/></text:span><text:span text:style-name="T15_37">case</text:span><text:span text:style-name="T15_38"><text:s/></text:span><text:span text:style-name="T15_39">letter</text:span><text:span text:style-name="T15_40"><text:s/></text:span><text:span text:style-name="T15_41">and</text:span><text:span text:style-name="T15_42"><text:s/></text:span><text:span text:style-name="T15_43">has</text:span><text:span text:style-name="T15_44"><text:s/></text:span><text:span text:style-name="T15_45">a</text:span><text:span text:style-name="T15_46"><text:s/></text:span><text:span text:style-name="T15_47">space</text:span><text:span text:style-name="T15_48">.<text:s/></text:span></text:p>
            <text:p text:style-name="P16"/>
            <text:p text:style-name="P17"><text:span text:style-name="T17_1">Which</text:span><text:span text:style-name="T17_2"><text:s/></text:span><text:span text:style-name="T17_3">of</text:span><text:span text:style-name="T17_4"><text:s/></text:span><text:span text:style-name="T17_5">the</text:span><text:span text:style-name="T17_6"><text:s/></text:span><text:span text:style-name="T17_7">following</text:span><text:span text:style-name="T17_8"><text:s/></text:span><text:span text:style-name="T17_9">best</text:span><text:span text:style-name="T17_10"><text:s/></text:span><text:span text:style-name="T17_11">describes</text:span><text:span text:style-name="T17_12"><text:s/></text:span><text:span text:style-name="T17_13">the</text:span><text:span text:style-name="T17_14"><text:s/></text:span><text:span text:style-name="T17_15">Source</text:span><text:span text:style-name="T17_16"><text:s/></text:span><text:span text:style-name="T17_17">File</text:span><text:span text:style-name="T17_18"><text:s/></text:span><text:span text:style-name="T17_19">name</text:span><text:span text:style-name="T17_20">?</text:span></text:p>
            <text:p text:style-name="P18"/>
            <text:list text:style-name="LS1" xml:id="list0">
              <text:list-item>
                <text:p text:style-name="P19"><text:span text:style-name="T19_1">The</text:span><text:span text:style-name="T19_2"><text:s/></text:span><text:span text:style-name="T19_3">Source</text:span><text:span text:style-name="T19_4"><text:s/></text:span><text:span text:style-name="T19_5">File</text:span><text:span text:style-name="T19_6"><text:s/></text:span><text:span text:style-name="T19_7">name</text:span><text:span text:style-name="T19_8"><text:s/></text:span><text:span text:style-name="T19_9">is</text:span><text:span text:style-name="T19_10"><text:s/></text:span><text:span text:style-name="T19_11">valid</text:span></text:p>
              </text:list-item>
              <text:list-item>
                <text:p text:style-name="P20"><text:span text:style-name="T20_1">The</text:span><text:span text:style-name="T20_2"><text:s/></text:span><text:span text:style-name="T20_3">Source</text:span><text:span text:style-name="T20_4"><text:s/></text:span><text:span text:style-name="T20_5">File</text:span><text:span text:style-name="T20_6"><text:s/></text:span><text:span text:style-name="T20_7">name</text:span><text:span text:style-name="T20_8"><text:s/></text:span><text:span text:style-name="T20_9">should</text:span><text:span text:style-name="T20_10"><text:s/></text:span><text:span text:style-name="T20_11">start</text:span><text:span text:style-name="T20_12"><text:s/></text:span><text:span text:style-name="T20_13">with</text:span><text:span text:style-name="T20_14"><text:s/></text:span><text:span text:style-name="T20_15">an</text:span><text:span text:style-name="T20_16"><text:s/></text:span><text:span text:style-name="T20_17">Upper</text:span><text:span text:style-name="T20_18"><text:s/></text:span><text:span text:style-name="T20_19">Case</text:span><text:span text:style-name="T20_20"><text:s/></text:span><text:span text:style-name="T20_21">Letter</text:span><text:span text:style-name="T20_22">.</text:span></text:p>
              </text:list-item>
              <text:list-item>
                <text:p text:style-name="P21"><text:span text:style-name="T21_1">The</text:span><text:span text:style-name="T21_2"><text:s/></text:span><text:span text:style-name="T21_3">Source</text:span><text:span text:style-name="T21_4"><text:s/></text:span><text:span text:style-name="T21_5">File</text:span><text:span text:style-name="T21_6"><text:s/></text:span><text:span text:style-name="T21_7">name</text:span><text:span text:style-name="T21_8"><text:s/></text:span><text:span text:style-name="T21_9">should</text:span><text:span text:style-name="T21_10"><text:s/></text:span><text:span text:style-name="T21_11">not</text:span><text:span text:style-name="T21_12"><text:s/></text:span><text:span text:style-name="T21_13">include</text:span><text:span text:style-name="T21_14"><text:s/></text:span><text:span text:style-name="T21_15">any</text:span><text:span text:style-name="T21_16"><text:s/></text:span><text:span text:style-name="T21_17">spaces</text:span><text:span text:style-name="T21_18">.</text:span></text:p>
              </text:list-item>
              <text:list-item>
                <text:p text:style-name="P22"><text:span text:style-name="T22_1">Both</text:span><text:span text:style-name="T22_2"><text:s/>2<text:s/></text:span><text:span text:style-name="T22_3">and</text:span><text:span text:style-name="T22_4"><text:s/>3<text:s/></text:span><text:span text:style-name="T22_5">above</text:span></text:p>
              </text:list-item>
            </text:list>
            <text:p text:style-name="P23"/>
            <text:p text:style-name="P24"/>
            <text:p text:style-name="P25"><text:span text:style-name="T25_1">Type</text:span><text:span text:style-name="T25_2"><text:s/></text:span><text:span text:style-name="T25_3">in</text:span><text:span text:style-name="T25_4"><text:s/>1<text:s/></text:span><text:span text:style-name="T25_5">in</text:span><text:span text:style-name="T25_6"><text:s/></text:span><text:span text:style-name="T25_7">the</text:span><text:span text:style-name="T25_8"><text:s/></text:span><text:span text:style-name="T25_9">Answer</text:span><text:span text:style-name="T25_10"><text:s/></text:span><text:span text:style-name="T25_11">below</text:span><text:span text:style-name="T25_12"><text:s/></text:span><text:span text:style-name="T25_13">if</text:span><text:span text:style-name="T25_14"><text:s/></text:span><text:span text:style-name="T25_15">you</text:span><text:span text:style-name="T25_16"><text:s/></text:span><text:span text:style-name="T25_17">think</text:span><text:span text:style-name="T25_18"><text:s/></text:span><text:span text:style-name="T25_19">option</text:span><text:span text:style-name="T25_20"><text:s/>1<text:s/></text:span><text:span text:style-name="T25_21">is</text:span><text:span text:style-name="T25_22"><text:s/></text:span><text:span text:style-name="T25_23">correct</text:span><text:span text:style-name="T25_24">.</text:span></text:p>
            <text:p text:style-name="P26"><text:span text:style-name="T26_1">Type</text:span><text:span text:style-name="T26_2"><text:s/></text:span><text:span text:style-name="T26_3">in</text:span><text:span text:style-name="T26_4"><text:s/>2<text:s/></text:span><text:span text:style-name="T26_5">in</text:span><text:span text:style-name="T26_6"><text:s/></text:span><text:span text:style-name="T26_7">the</text:span><text:span text:style-name="T26_8"><text:s/></text:span><text:span text:style-name="T26_9">Answer</text:span><text:span text:style-name="T26_10"><text:s/></text:span><text:span text:style-name="T26_11">below</text:span><text:span text:style-name="T26_12"><text:s/></text:span><text:span text:style-name="T26_13">if</text:span><text:span text:style-name="T26_14"><text:s/></text:span><text:span text:style-name="T26_15">you</text:span><text:span text:style-name="T26_16"><text:s/></text:span><text:span text:style-name="T26_17">think</text:span><text:span text:style-name="T26_18"><text:s/></text:span><text:span text:style-name="T26_19">option</text:span><text:span text:style-name="T26_20"><text:s/>2<text:s/></text:span><text:span text:style-name="T26_21">is</text:span><text:span text:style-name="T26_22"><text:s/></text:span><text:span text:style-name="T26_23">correct</text:span><text:span text:style-name="T26_24">.</text:span></text:p>
            <text:p text:style-name="P27"><text:span text:style-name="T27_1">Type</text:span><text:span text:style-name="T27_2"><text:s/></text:span><text:span text:style-name="T27_3">in</text:span><text:span text:style-name="T27_4"><text:s/>3<text:s/></text:span><text:span text:style-name="T27_5">in</text:span><text:span text:style-name="T27_6"><text:s/></text:span><text:span text:style-name="T27_7">the</text:span><text:span text:style-name="T27_8"><text:s/></text:span><text:span text:style-name="T27_9">Answer</text:span><text:span text:style-name="T27_10"><text:s/></text:span><text:span text:style-name="T27_11">below</text:span><text:span text:style-name="T27_12"><text:s/></text:span><text:span text:style-name="T27_13">if</text:span><text:span text:style-name="T27_14"><text:s/></text:span><text:span text:style-name="T27_15">you</text:span><text:span text:style-name="T27_16"><text:s/></text:span><text:span text:style-name="T27_17">think</text:span><text:span text:style-name="T27_18"><text:s/></text:span><text:span text:style-name="T27_19">option</text:span><text:span text:style-name="T27_20"><text:s/>3<text:s/></text:span><text:span text:style-name="T27_21">is</text:span><text:span text:style-name="T27_22"><text:s/></text:span><text:span text:style-name="T27_23">correct</text:span><text:span text:style-name="T27_24">.</text:span></text:p>
            <text:p text:style-name="P28"><text:span text:style-name="T28_1">Type</text:span><text:span text:style-name="T28_2"><text:s/></text:span><text:span text:style-name="T28_3">in</text:span><text:span text:style-name="T28_4"><text:s/>4<text:s/></text:span><text:span text:style-name="T28_5">in</text:span><text:span text:style-name="T28_6"><text:s/></text:span><text:span text:style-name="T28_7">the</text:span><text:span text:style-name="T28_8"><text:s/></text:span><text:span text:style-name="T28_9">Answer</text:span><text:span text:style-name="T28_10"><text:s/></text:span><text:span text:style-name="T28_11">below</text:span><text:span text:style-name="T28_12"><text:s/></text:span><text:span text:style-name="T28_13">if</text:span><text:span text:style-name="T28_14"><text:s/></text:span><text:span text:style-name="T28_15">you</text:span><text:span text:style-name="T28_16"><text:s/></text:span><text:span text:style-name="T28_17">think</text:span><text:span text:style-name="T28_18"><text:s/></text:span><text:span text:style-name="T28_19">option</text:span><text:span text:style-name="T28_20"><text:s/>4<text:s/></text:span><text:span text:style-name="T28_21">is</text:span><text:span text:style-name="T28_22"><text:s/></text:span><text:span text:style-name="T28_23">correct</text:span><text:span text:style-name="T28_24">.</text:span></text:p>
            <text:p text:style-name="P29"/>
            <text:p text:style-name="P30"><text:span text:style-name="T30_1">Indicate</text:span><text:span text:style-name="T30_2"><text:s/></text:span><text:span text:style-name="T30_3">your</text:span><text:span text:style-name="T30_4"><text:s/></text:span><text:span text:style-name="T30_5">answer</text:span><text:span text:style-name="T30_6"><text:s/></text:span><text:span text:style-name="T30_7">in</text:span><text:span text:style-name="T30_8"><text:s/></text:span><text:span text:style-name="T30_9">the</text:span><text:span text:style-name="T30_10"><text:s/></text:span><text:span text:style-name="T30_11">Answer</text:span><text:span text:style-name="T30_12"><text:s/></text:span><text:span text:style-name="T30_13">Box</text:span><text:span text:style-name="T30_14"><text:s/></text:span><text:span text:style-name="T30_15">below</text:span><text:span text:style-name="T30_16">.</text:span></text:p>
          </table:table-cell>
        </table:table-row>
        <table:table-row table:style-name="Row4">
          <table:table-cell table:style-name="Cell4">
            <text:p text:style-name="P31"/>
            <text:p text:style-name="P32"><text:span text:style-name="T32_1">Answer</text:span></text:p>
          </table:table-cell>
        </table:table-row>
        <table:table-row table:style-name="Row5">
          <table:table-cell table:style-name="Cell5">
            <text:p text:style-name="P33"/>
            <text:p text:style-name="P34"/>
            <text:p text:style-name="P35"/>
            <text:p text:style-name="P36"/>
          </table:table-cell>
        </table:table-row>
      </table:table>
      <text:p text:style-name="P37"/>
      <text:p text:style-name="P38"/>
      <text:p text:style-name="P39"/>
      <table:table table:style-name="Table3">
        <table:table-column table:style-name="Column3"/>
        <table:table-row table:style-name="Row6">
          <table:table-cell table:style-name="Cell6">
            <text:p text:style-name="P40"><text:span text:style-name="T40_1">Question</text:span><text:span text:style-name="T40_2"><text:s/>2</text:span></text:p>
          </table:table-cell>
        </table:table-row>
        <table:table-row table:style-name="Row7">
          <table:table-cell table:style-name="Cell7">
            <text:p text:style-name="P41"><text:span text:style-name="T41_1">A</text:span><text:span text:style-name="T41_2"><text:s/></text:span><text:span text:style-name="T41_3">student</text:span><text:span text:style-name="T41_4"><text:s/></text:span><text:span text:style-name="T41_5">created</text:span><text:span text:style-name="T41_6"><text:s/></text:span><text:span text:style-name="T41_7">a</text:span><text:span text:style-name="T41_8"><text:s/></text:span><text:span text:style-name="T41_9">Java</text:span><text:span text:style-name="T41_10"><text:s/></text:span><text:span text:style-name="T41_11">Project</text:span><text:span text:style-name="T41_12"><text:s/></text:span><text:span text:style-name="T41_13">with</text:span><text:span text:style-name="T41_14"><text:s/>1<text:s/></text:span><text:span text:style-name="T41_15">Java</text:span><text:span text:style-name="T41_16"><text:s/></text:span><text:span text:style-name="T41_17">Source</text:span><text:span text:style-name="T41_18"><text:s/></text:span><text:span text:style-name="T41_19">File</text:span><text:span text:style-name="T41_20"><text:s/></text:span><text:span text:style-name="T41_21">called</text:span><text:span text:style-name="T41_22"><text:s/>“</text:span><text:span text:style-name="T41_23">HelloWorld</text:span><text:span text:style-name="T41_24">.</text:span><text:span text:style-name="T41_25">java</text:span><text:span text:style-name="T41_26">”.<text:s/></text:span></text:p>
            <text:p text:style-name="P42"/>
            <text:p text:style-name="P43"><text:span text:style-name="T43_1">The</text:span><text:span text:style-name="T43_2"><text:s/></text:span><text:span text:style-name="T43_3">Student</text:span><text:span text:style-name="T43_4"><text:s/></text:span><text:span text:style-name="T43_5">then</text:span><text:span text:style-name="T43_6"><text:s/></text:span><text:span text:style-name="T43_7">added</text:span><text:span text:style-name="T43_8"><text:s/></text:span><text:span text:style-name="T43_9">the</text:span><text:span text:style-name="T43_10"><text:s/></text:span><text:span text:style-name="T43_11">following</text:span><text:span text:style-name="T43_12"><text:s/></text:span><text:span text:style-name="T43_13">code</text:span><text:span text:style-name="T43_14"><text:s/></text:span><text:span text:style-name="T43_15">in</text:span><text:span text:style-name="T43_16"><text:s/></text:span><text:span text:style-name="T43_17">the</text:span><text:span text:style-name="T43_18"><text:s/></text:span><text:span text:style-name="T43_19">file</text:span><text:span text:style-name="T43_20">.</text:span></text:p>
            <text:p text:style-name="P44"/>
            <text:p text:style-name="P45"><text:span text:style-name="T45_1">public</text:span><text:span text:style-name="T45_2"><text:s/></text:span><text:span text:style-name="T45_3">class</text:span><text:span text:style-name="T45_4"><text:s/></text:span><text:span text:style-name="T45_5">HelloWorld</text:span><text:span text:style-name="T45_6"><text:s/>{</text:span></text:p>
            <text:p text:style-name="P46"/>
            <text:p text:style-name="P47"><text:span text:style-name="T47_1"><text:tab/>/**</text:span></text:p>
            <text:p text:style-name="P48"><text:span text:style-name="T48_1"><text:tab/><text:s/>*<text:s/></text:span><text:span text:style-name="T48_2">This</text:span><text:span text:style-name="T48_3"><text:s/></text:span><text:span text:style-name="T48_4">is</text:span><text:span text:style-name="T48_5"><text:s/></text:span><text:span text:style-name="T48_6">the</text:span><text:span text:style-name="T48_7"><text:s/></text:span><text:span text:style-name="T48_8">first</text:span><text:span text:style-name="T48_9"><text:s/></text:span><text:span text:style-name="T48_10">method</text:span><text:span text:style-name="T48_11"><text:s/></text:span><text:span text:style-name="T48_12">that</text:span><text:span text:style-name="T48_13"><text:s/></text:span><text:span text:style-name="T48_14">will</text:span><text:span text:style-name="T48_15"><text:s/></text:span><text:span text:style-name="T48_16">be</text:span><text:span text:style-name="T48_17"><text:s/></text:span><text:span text:style-name="T48_18">executed</text:span><text:span text:style-name="T48_19"><text:s/></text:span><text:span text:style-name="T48_20">by</text:span><text:span text:style-name="T48_21"><text:s/></text:span><text:span text:style-name="T48_22">the</text:span><text:span text:style-name="T48_23"><text:s/></text:span><text:span text:style-name="T48_24">Java</text:span><text:span text:style-name="T48_25"><text:s/></text:span><text:span text:style-name="T48_26">Virtual</text:span><text:span text:style-name="T48_27"><text:s/></text:span><text:span text:style-name="T48_28">Machine</text:span><text:span text:style-name="T48_29">.</text:span></text:p>
            <text:p text:style-name="P49"><text:span text:style-name="T49_1"><text:tab/><text:s/>*<text:s/></text:span></text:p>
            <text:p text:style-name="P50"><text:span text:style-name="T50_1"><text:tab/><text:s/>*<text:s/></text:span><text:span text:style-name="T50_2">It</text:span><text:span text:style-name="T50_3"><text:s/></text:span><text:span text:style-name="T50_4">accepts</text:span><text:span text:style-name="T50_5"><text:s/></text:span><text:span text:style-name="T50_6">some</text:span><text:span text:style-name="T50_7"><text:s/></text:span><text:span text:style-name="T50_8">input</text:span><text:span text:style-name="T50_9"><text:s/></text:span><text:span text:style-name="T50_10">and</text:span><text:span text:style-name="T50_11"><text:s/></text:span><text:span text:style-name="T50_12">then</text:span><text:span text:style-name="T50_13"><text:s/></text:span><text:span text:style-name="T50_14">prints</text:span><text:span text:style-name="T50_15"><text:s/></text:span><text:span text:style-name="T50_16">the</text:span><text:span text:style-name="T50_17"><text:s/></text:span><text:span text:style-name="T50_18">text</text:span><text:span text:style-name="T50_19"><text:s/>"</text:span><text:span text:style-name="T50_20">Hello</text:span><text:span text:style-name="T50_21"><text:s/></text:span><text:span text:style-name="T50_22">World</text:span><text:span text:style-name="T50_23">"<text:s/></text:span><text:span text:style-name="T50_24">to</text:span><text:span text:style-name="T50_25"><text:s/></text:span><text:span text:style-name="T50_26">the</text:span><text:span text:style-name="T50_27"><text:s/></text:span><text:span text:style-name="T50_28">console</text:span><text:span text:style-name="T50_29">.</text:span></text:p>
            <text:p text:style-name="P51"><text:span text:style-name="T51_1"><text:tab/><text:s/>*<text:s/></text:span></text:p>
            <text:p text:style-name="P52"><text:span text:style-name="T52_1"><text:tab/><text:s/>*<text:s/>@</text:span><text:span text:style-name="T52_2">param</text:span><text:span text:style-name="T52_3"><text:s/></text:span><text:span text:style-name="T52_4">args</text:span></text:p>
            <text:p text:style-name="P53"><text:span text:style-name="T53_1"><text:tab/><text:s/>*/</text:span></text:p>
            <text:p text:style-name="P54"><text:span text:style-name="T54_1"><text:tab/></text:span><text:span text:style-name="T54_2">public</text:span><text:span text:style-name="T54_3"><text:s/></text:span><text:span text:style-name="T54_4">void</text:span><text:span text:style-name="T54_5"><text:s/></text:span><text:span text:style-name="T54_6">main</text:span><text:span text:style-name="T54_7">(</text:span><text:span text:style-name="T54_8">String</text:span><text:span text:style-name="T54_9">[]<text:s/></text:span><text:span text:style-name="T54_10">args</text:span><text:span text:style-name="T54_11">)<text:s/>{</text:span></text:p>
            <text:p text:style-name="P55"><text:span text:style-name="T55_1"><text:tab/><text:tab/></text:span><text:span text:style-name="T55_2">System</text:span><text:span text:style-name="T55_3">.</text:span><text:span text:style-name="T55_4">out</text:span><text:span text:style-name="T55_5">.</text:span><text:span text:style-name="T55_6">println</text:span><text:span text:style-name="T55_7">("</text:span><text:span text:style-name="T55_8">Hello</text:span><text:span text:style-name="T55_9"><text:s/></text:span><text:span text:style-name="T55_10">World</text:span><text:span text:style-name="T55_11">");</text:span></text:p>
            <text:p text:style-name="P56"><text:span text:style-name="T56_1"><text:tab/>}</text:span></text:p>
            <text:p text:style-name="P57"/>
            <text:p text:style-name="P58"><text:span text:style-name="T58_1">}</text:span></text:p>
            <text:p text:style-name="P59"/>
            <text:p text:style-name="P60"><text:span text:style-name="T60_1">The</text:span><text:span text:style-name="T60_2"><text:s/></text:span><text:span text:style-name="T60_3">student</text:span><text:span text:style-name="T60_4"><text:s/></text:span><text:span text:style-name="T60_5">wants</text:span><text:span text:style-name="T60_6"><text:s/></text:span><text:span text:style-name="T60_7">to</text:span><text:span text:style-name="T60_8"><text:s/></text:span><text:span text:style-name="T60_9">run</text:span><text:span text:style-name="T60_10"><text:s/></text:span><text:span text:style-name="T60_11">this</text:span><text:span text:style-name="T60_12"><text:s/></text:span><text:span text:style-name="T60_13">program</text:span><text:span text:style-name="T60_14"><text:s/></text:span><text:span text:style-name="T60_15">by</text:span><text:span text:style-name="T60_16"><text:s/></text:span><text:span text:style-name="T60_17">right</text:span><text:span text:style-name="T60_18"><text:s/></text:span><text:span text:style-name="T60_19">click</text:span><text:span text:style-name="T60_20"><text:s/></text:span><text:span text:style-name="T60_21">on</text:span><text:span text:style-name="T60_22"><text:s/></text:span><text:span text:style-name="T60_23">the</text:span><text:span text:style-name="T60_24"><text:s/></text:span><text:span text:style-name="T60_25">project</text:span><text:span text:style-name="T60_26">,<text:s/></text:span><text:span text:style-name="T60_27">Run</text:span><text:span text:style-name="T60_28"><text:s/></text:span><text:span text:style-name="T60_29">As</text:span><text:span text:style-name="T60_30">...</text:span><text:span text:style-name="T60_31">Java</text:span><text:span text:style-name="T60_32"><text:s/></text:span><text:span text:style-name="T60_33">Application</text:span><text:span text:style-name="T60_34">.<text:s/></text:span></text:p>
            <text:p text:style-name="P61"/>
            <text:p text:style-name="P62"><text:span text:style-name="T62_1">Will</text:span><text:span text:style-name="T62_2"><text:s/></text:span><text:span text:style-name="T62_3">the</text:span><text:span text:style-name="T62_4"><text:s/></text:span><text:span text:style-name="T62_5">student</text:span><text:span text:style-name="T62_6"><text:s/></text:span><text:span text:style-name="T62_7">be</text:span><text:span text:style-name="T62_8"><text:s/></text:span><text:span text:style-name="T62_9">successful</text:span><text:span text:style-name="T62_10">?</text:span></text:p>
            <text:p text:style-name="P63"/>
            <text:list text:style-name="LS2" xml:id="list4">
              <text:list-item>
                <text:p text:style-name="P64"><text:span text:style-name="T64_1">Yes</text:span><text:span text:style-name="T64_2"><text:s/></text:span><text:span text:style-name="T64_3">the</text:span><text:span text:style-name="T64_4"><text:s/></text:span><text:span text:style-name="T64_5">student</text:span><text:span text:style-name="T64_6"><text:s/></text:span><text:span text:style-name="T64_7">will</text:span><text:span text:style-name="T64_8"><text:s/></text:span><text:span text:style-name="T64_9">be</text:span><text:span text:style-name="T64_10"><text:s/></text:span><text:span text:style-name="T64_11">successful</text:span><text:span text:style-name="T64_12"><text:s/></text:span><text:span text:style-name="T64_13">and</text:span><text:span text:style-name="T64_14"><text:s/></text:span><text:span text:style-name="T64_15">the</text:span><text:span text:style-name="T64_16"><text:s/></text:span><text:span text:style-name="T64_17">program</text:span><text:span text:style-name="T64_18"><text:s/></text:span><text:span text:style-name="T64_19">will</text:span><text:span text:style-name="T64_20"><text:s/></text:span><text:span text:style-name="T64_21">print</text:span><text:span text:style-name="T64_22"><text:s/></text:span><text:span text:style-name="T64_23">out</text:span><text:span text:style-name="T64_24"><text:s/>“</text:span><text:span text:style-name="T64_25">Hello</text:span><text:span text:style-name="T64_26"><text:s/></text:span><text:span text:style-name="T64_27">World</text:span><text:span text:style-name="T64_28">”</text:span></text:p>
              </text:list-item>
              <text:list-item>
                <text:p text:style-name="P65"><text:span text:style-name="T65_1">Yes</text:span><text:span text:style-name="T65_2"><text:s/></text:span><text:span text:style-name="T65_3">the</text:span><text:span text:style-name="T65_4"><text:s/></text:span><text:span text:style-name="T65_5">student</text:span><text:span text:style-name="T65_6"><text:s/></text:span><text:span text:style-name="T65_7">will</text:span><text:span text:style-name="T65_8"><text:s/></text:span><text:span text:style-name="T65_9">be</text:span><text:span text:style-name="T65_10"><text:s/></text:span><text:span text:style-name="T65_11">successful</text:span><text:span text:style-name="T65_12"><text:s/></text:span><text:span text:style-name="T65_13">but</text:span><text:span text:style-name="T65_14"><text:s/></text:span><text:span text:style-name="T65_15">the</text:span><text:span text:style-name="T65_16"><text:s/></text:span><text:span text:style-name="T65_17">program</text:span><text:span text:style-name="T65_18"><text:s/></text:span><text:span text:style-name="T65_19">will</text:span><text:span text:style-name="T65_20"><text:s/></text:span><text:span text:style-name="T65_21">not</text:span><text:span text:style-name="T65_22"><text:s/></text:span><text:span text:style-name="T65_23">print</text:span><text:span text:style-name="T65_24"><text:s/></text:span><text:span text:style-name="T65_25">out</text:span><text:span text:style-name="T65_26"><text:s/>“</text:span><text:span text:style-name="T65_27">Hello</text:span><text:span text:style-name="T65_28"><text:s/></text:span><text:span text:style-name="T65_29">World</text:span><text:span text:style-name="T65_30">”</text:span></text:p>
              </text:list-item>
              <text:list-item>
                <text:p text:style-name="P66"><text:span text:style-name="T66_1">No</text:span><text:span text:style-name="T66_2"><text:s/></text:span><text:span text:style-name="T66_3">the</text:span><text:span text:style-name="T66_4"><text:s/></text:span><text:span text:style-name="T66_5">student</text:span><text:span text:style-name="T66_6"><text:s/></text:span><text:span text:style-name="T66_7">will</text:span><text:span text:style-name="T66_8"><text:s/></text:span><text:span text:style-name="T66_9">not</text:span><text:span text:style-name="T66_10"><text:s/></text:span><text:span text:style-name="T66_11">be</text:span><text:span text:style-name="T66_12"><text:s/></text:span><text:span text:style-name="T66_13">successful</text:span><text:span text:style-name="T66_14"><text:s/></text:span><text:span text:style-name="T66_15">because</text:span><text:span text:style-name="T66_16"><text:s/></text:span><text:span text:style-name="T66_17">method</text:span><text:span text:style-name="T66_18"><text:s/>“</text:span><text:span text:style-name="T66_19">main</text:span><text:span text:style-name="T66_20">”<text:s/></text:span><text:span text:style-name="T66_21">needs</text:span><text:span text:style-name="T66_22"><text:s/></text:span><text:span text:style-name="T66_23">to</text:span><text:span text:style-name="T66_24"><text:s/></text:span><text:span text:style-name="T66_25">be</text:span><text:span text:style-name="T66_26"><text:s/></text:span><text:span text:style-name="T66_27">static</text:span></text:p>
              </text:list-item>
              <text:list-item>
                <text:p text:style-name="P67"><text:span text:style-name="T67_1">No</text:span><text:span text:style-name="T67_2"><text:s/></text:span><text:span text:style-name="T67_3">the</text:span><text:span text:style-name="T67_4"><text:s/></text:span><text:span text:style-name="T67_5">student</text:span><text:span text:style-name="T67_6"><text:s/></text:span><text:span text:style-name="T67_7">will</text:span><text:span text:style-name="T67_8"><text:s/></text:span><text:span text:style-name="T67_9">not</text:span><text:span text:style-name="T67_10"><text:s/></text:span><text:span text:style-name="T67_11">be</text:span><text:span text:style-name="T67_12"><text:s/></text:span><text:span text:style-name="T67_13">successful</text:span><text:span text:style-name="T67_14"><text:s/></text:span><text:span text:style-name="T67_15">because</text:span><text:span text:style-name="T67_16"><text:s/></text:span><text:span text:style-name="T67_17">the</text:span><text:span text:style-name="T67_18"><text:s/></text:span><text:span text:style-name="T67_19">method</text:span><text:span text:style-name="T67_20"><text:s/>“</text:span><text:span text:style-name="T67_21">main</text:span><text:span text:style-name="T67_22">”<text:s/></text:span><text:span text:style-name="T67_23">is</text:span><text:span text:style-name="T67_24"><text:s/>“</text:span><text:span text:style-name="T67_25">void</text:span><text:span text:style-name="T67_26">”</text:span></text:p>
              </text:list-item>
            </text:list>
            <text:p text:style-name="P68"/>
            <text:p text:style-name="P69"/>
            <text:p text:style-name="P70"><text:span text:style-name="T70_1">Type</text:span><text:span text:style-name="T70_2"><text:s/></text:span><text:span text:style-name="T70_3">in</text:span><text:span text:style-name="T70_4"><text:s/>1<text:s/></text:span><text:span text:style-name="T70_5">in</text:span><text:span text:style-name="T70_6"><text:s/></text:span><text:span text:style-name="T70_7">the</text:span><text:span text:style-name="T70_8"><text:s/></text:span><text:span text:style-name="T70_9">Answer</text:span><text:span text:style-name="T70_10"><text:s/></text:span><text:span text:style-name="T70_11">below</text:span><text:span text:style-name="T70_12"><text:s/></text:span><text:span text:style-name="T70_13">if</text:span><text:span text:style-name="T70_14"><text:s/></text:span><text:span text:style-name="T70_15">you</text:span><text:span text:style-name="T70_16"><text:s/></text:span><text:span text:style-name="T70_17">think</text:span><text:span text:style-name="T70_18"><text:s/></text:span><text:span text:style-name="T70_19">option</text:span><text:span text:style-name="T70_20"><text:s/>1<text:s/></text:span><text:span text:style-name="T70_21">is</text:span><text:span text:style-name="T70_22"><text:s/></text:span><text:span text:style-name="T70_23">correct</text:span><text:span text:style-name="T70_24">.</text:span></text:p>
            <text:p text:style-name="P71"><text:span text:style-name="T71_1">Type</text:span><text:span text:style-name="T71_2"><text:s/></text:span><text:span text:style-name="T71_3">in</text:span><text:span text:style-name="T71_4"><text:s/>2<text:s/></text:span><text:span text:style-name="T71_5">in</text:span><text:span text:style-name="T71_6"><text:s/></text:span><text:span text:style-name="T71_7">the</text:span><text:span text:style-name="T71_8"><text:s/></text:span><text:span text:style-name="T71_9">Answer</text:span><text:span text:style-name="T71_10"><text:s/></text:span><text:span text:style-name="T71_11">below</text:span><text:span text:style-name="T71_12"><text:s/></text:span><text:span text:style-name="T71_13">if</text:span><text:span text:style-name="T71_14"><text:s/></text:span><text:span text:style-name="T71_15">you</text:span><text:span text:style-name="T71_16"><text:s/></text:span><text:span text:style-name="T71_17">think</text:span><text:span text:style-name="T71_18"><text:s/></text:span><text:span text:style-name="T71_19">option</text:span><text:span text:style-name="T71_20"><text:s/>2<text:s/></text:span><text:span text:style-name="T71_21">is</text:span><text:span text:style-name="T71_22"><text:s/></text:span><text:span text:style-name="T71_23">correct</text:span><text:span text:style-name="T71_24">.</text:span></text:p>
            <text:p text:style-name="P72"><text:span text:style-name="T72_1">Type</text:span><text:span text:style-name="T72_2"><text:s/></text:span><text:span text:style-name="T72_3">in</text:span><text:span text:style-name="T72_4"><text:s/>3<text:s/></text:span><text:span text:style-name="T72_5">in</text:span><text:span text:style-name="T72_6"><text:s/></text:span><text:span text:style-name="T72_7">the</text:span><text:span text:style-name="T72_8"><text:s/></text:span><text:span text:style-name="T72_9">Answer</text:span><text:span text:style-name="T72_10"><text:s/></text:span><text:span text:style-name="T72_11">below</text:span><text:span text:style-name="T72_12"><text:s/></text:span><text:span text:style-name="T72_13">if</text:span><text:span text:style-name="T72_14"><text:s/></text:span><text:span text:style-name="T72_15">you</text:span><text:span text:style-name="T72_16"><text:s/></text:span><text:span text:style-name="T72_17">think</text:span><text:span text:style-name="T72_18"><text:s/></text:span><text:span text:style-name="T72_19">option</text:span><text:span text:style-name="T72_20"><text:s/>3<text:s/></text:span><text:span text:style-name="T72_21">is</text:span><text:span text:style-name="T72_22"><text:s/></text:span><text:span text:style-name="T72_23">correct</text:span><text:span text:style-name="T72_24">.</text:span></text:p>
            <text:p text:style-name="P73"><text:span text:style-name="T73_1">Type</text:span><text:span text:style-name="T73_2"><text:s/></text:span><text:span text:style-name="T73_3">in</text:span><text:span text:style-name="T73_4"><text:s/>4<text:s/></text:span><text:span text:style-name="T73_5">in</text:span><text:span text:style-name="T73_6"><text:s/></text:span><text:span text:style-name="T73_7">the</text:span><text:span text:style-name="T73_8"><text:s/></text:span><text:span text:style-name="T73_9">Answer</text:span><text:span text:style-name="T73_10"><text:s/></text:span><text:span text:style-name="T73_11">below</text:span><text:span text:style-name="T73_12"><text:s/></text:span><text:span text:style-name="T73_13">if</text:span><text:span text:style-name="T73_14"><text:s/></text:span><text:span text:style-name="T73_15">you</text:span><text:span text:style-name="T73_16"><text:s/></text:span><text:span text:style-name="T73_17">think</text:span><text:span text:style-name="T73_18"><text:s/></text:span><text:span text:style-name="T73_19">option</text:span><text:span text:style-name="T73_20"><text:s/>4<text:s/></text:span><text:span text:style-name="T73_21">is</text:span><text:span text:style-name="T73_22"><text:s/></text:span><text:span text:style-name="T73_23">correct</text:span><text:span text:style-name="T73_24">.</text:span></text:p>
            <text:p text:style-name="P74"/>
            <text:p text:style-name="P75"><text:span text:style-name="T75_1">Indicate</text:span><text:span text:style-name="T75_2"><text:s/></text:span><text:span text:style-name="T75_3">your</text:span><text:span text:style-name="T75_4"><text:s/></text:span><text:span text:style-name="T75_5">answer</text:span><text:span text:style-name="T75_6"><text:s/></text:span><text:span text:style-name="T75_7">in</text:span><text:span text:style-name="T75_8"><text:s/></text:span><text:span text:style-name="T75_9">the</text:span><text:span text:style-name="T75_10"><text:s/></text:span><text:span text:style-name="T75_11">Answer</text:span><text:span text:style-name="T75_12"><text:s/></text:span><text:span text:style-name="T75_13">Box</text:span><text:span text:style-name="T75_14"><text:s/></text:span><text:span text:style-name="T75_15">below</text:span><text:span text:style-name="T75_16">.</text:span></text:p>
          </table:table-cell>
        </table:table-row>
        <table:table-row table:style-name="Row8">
          <table:table-cell table:style-name="Cell8">
            <text:p text:style-name="P76"><text:span text:style-name="T76_1">Answer</text:span></text:p>
          </table:table-cell>
        </table:table-row>
        <table:table-row table:style-name="Row9">
          <table:table-cell table:style-name="Cell9">
            <text:p text:style-name="P77"/>
            <text:p text:style-name="P78"/>
            <text:p text:style-name="P79"/>
            <text:p text:style-name="P80"/>
            <text:p text:style-name="P81"/>
          </table:table-cell>
        </table:table-row>
      </table:table>
      <text:p text:style-name="P82"/>
      <text:p text:style-name="P83"/>
      <text:p text:style-name="P84"/>
      <text:p text:style-name="P85"/>
      <table:table table:style-name="Table4">
        <table:table-column table:style-name="Column4"/>
        <table:table-row table:style-name="Row10">
          <table:table-cell table:style-name="Cell10">
            <text:p text:style-name="P86"><text:span text:style-name="T86_1">Question</text:span><text:span text:style-name="T86_2"><text:s/>3</text:span></text:p>
          </table:table-cell>
        </table:table-row>
        <table:table-row table:style-name="Row11">
          <table:table-cell table:style-name="Cell11">
            <text:p text:style-name="P87"><text:span text:style-name="T87_1">Mark</text:span><text:span text:style-name="T87_2"><text:s/></text:span><text:span text:style-name="T87_3">all</text:span><text:span text:style-name="T87_4"><text:s/></text:span><text:span text:style-name="T87_5">the</text:span><text:span text:style-name="T87_6"><text:s/></text:span><text:span text:style-name="T87_7">answers</text:span><text:span text:style-name="T87_8"><text:s/></text:span><text:span text:style-name="T87_9">that</text:span><text:span text:style-name="T87_10"><text:s/></text:span><text:span text:style-name="T87_11">are</text:span><text:span text:style-name="T87_12"><text:s/></text:span><text:span text:style-name="T87_13">true</text:span></text:p>
            <text:p text:style-name="P88"/>
            <text:list text:style-name="LS3" xml:id="list8">
              <text:list-item>
                <text:p text:style-name="P89"><text:span text:style-name="T89_1">A</text:span><text:span text:style-name="T89_2"><text:s/></text:span><text:span text:style-name="T89_3">Java</text:span><text:span text:style-name="T89_4"><text:s/></text:span><text:span text:style-name="T89_5">Source</text:span><text:span text:style-name="T89_6"><text:s/></text:span><text:span text:style-name="T89_7">File</text:span><text:span text:style-name="T89_8"><text:s/></text:span><text:span text:style-name="T89_9">is</text:span><text:span text:style-name="T89_10"><text:s/></text:span><text:span text:style-name="T89_11">called</text:span><text:span text:style-name="T89_12"><text:s/></text:span><text:span text:style-name="T89_13">a</text:span><text:span text:style-name="T89_14"><text:s/></text:span><text:span text:style-name="T89_15">compilation</text:span><text:span text:style-name="T89_16"><text:s/></text:span><text:span text:style-name="T89_17">Unit</text:span></text:p>
              </text:list-item>
              <text:list-item>
                <text:p text:style-name="P90"><text:span text:style-name="T90_1">A</text:span><text:span text:style-name="T90_2"><text:s/></text:span><text:span text:style-name="T90_3">Java</text:span><text:span text:style-name="T90_4"><text:s/></text:span><text:span text:style-name="T90_5">Source</text:span><text:span text:style-name="T90_6"><text:s/></text:span><text:span text:style-name="T90_7">File</text:span><text:span text:style-name="T90_8"><text:s/></text:span><text:span text:style-name="T90_9">can</text:span><text:span text:style-name="T90_10"><text:s/></text:span><text:span text:style-name="T90_11">have</text:span><text:span text:style-name="T90_12"><text:s/></text:span><text:span text:style-name="T90_13">only</text:span><text:span text:style-name="T90_14"><text:s/>1<text:s/></text:span><text:span text:style-name="T90_15">class</text:span></text:p>
              </text:list-item>
              <text:list-item>
                <text:p text:style-name="P91"><text:span text:style-name="T91_1">The</text:span><text:span text:style-name="T91_2"><text:s/></text:span><text:span text:style-name="T91_3">keyword</text:span><text:span text:style-name="T91_4"><text:s/></text:span><text:span text:style-name="T91_5">public</text:span><text:span text:style-name="T91_6"><text:s/></text:span><text:span text:style-name="T91_7">in</text:span><text:span text:style-name="T91_8"><text:s/></text:span><text:span text:style-name="T91_9">a</text:span><text:span text:style-name="T91_10"><text:s/></text:span><text:span text:style-name="T91_11">method</text:span><text:span text:style-name="T91_12"><text:s/></text:span><text:span text:style-name="T91_13">signature</text:span><text:span text:style-name="T91_14"><text:s/></text:span><text:span text:style-name="T91_15">indicates</text:span><text:span text:style-name="T91_16"><text:s/></text:span><text:span text:style-name="T91_17">that</text:span><text:span text:style-name="T91_18"><text:s/></text:span><text:span text:style-name="T91_19">the</text:span><text:span text:style-name="T91_20"><text:s/></text:span><text:span text:style-name="T91_21">all</text:span><text:span text:style-name="T91_22"><text:s/></text:span><text:span text:style-name="T91_23">other</text:span><text:span text:style-name="T91_24"><text:s/></text:span><text:span text:style-name="T91_25">parts</text:span><text:span text:style-name="T91_26"><text:s/></text:span><text:span text:style-name="T91_27">of</text:span><text:span text:style-name="T91_28"><text:s/></text:span><text:span text:style-name="T91_29">the</text:span><text:span text:style-name="T91_30"><text:s/></text:span><text:span text:style-name="T91_31">program</text:span><text:span text:style-name="T91_32"><text:s/></text:span><text:span text:style-name="T91_33">can</text:span><text:span text:style-name="T91_34"><text:s/></text:span><text:span text:style-name="T91_35">access</text:span><text:span text:style-name="T91_36"><text:s/></text:span><text:span text:style-name="T91_37">this</text:span><text:span text:style-name="T91_38"><text:s/></text:span><text:span text:style-name="T91_39">method</text:span></text:p>
              </text:list-item>
              <text:list-item>
                <text:p text:style-name="P92"><text:span text:style-name="T92_1">The</text:span><text:span text:style-name="T92_2"><text:s/></text:span><text:span text:style-name="T92_3">keyword</text:span><text:span text:style-name="T92_4"><text:s/></text:span><text:span text:style-name="T92_5">static</text:span><text:span text:style-name="T92_6"><text:s/></text:span><text:span text:style-name="T92_7">in</text:span><text:span text:style-name="T92_8"><text:s/></text:span><text:span text:style-name="T92_9">a</text:span><text:span text:style-name="T92_10"><text:s/></text:span><text:span text:style-name="T92_11">method</text:span><text:span text:style-name="T92_12"><text:s/></text:span><text:span text:style-name="T92_13">signature</text:span><text:span text:style-name="T92_14"><text:s/></text:span><text:span text:style-name="T92_15">indicates</text:span><text:span text:style-name="T92_16"><text:s/></text:span><text:span text:style-name="T92_17">that</text:span><text:span text:style-name="T92_18"><text:s/></text:span><text:span text:style-name="T92_19">the</text:span><text:span text:style-name="T92_20"><text:s/></text:span><text:span text:style-name="T92_21">method</text:span><text:span text:style-name="T92_22"><text:s/></text:span><text:span text:style-name="T92_23">can</text:span><text:span text:style-name="T92_24"><text:s/></text:span><text:span text:style-name="T92_25">be</text:span><text:span text:style-name="T92_26"><text:s/></text:span><text:span text:style-name="T92_27">called</text:span><text:span text:style-name="T92_28"><text:s/></text:span><text:span text:style-name="T92_29">by</text:span><text:span text:style-name="T92_30"><text:s/></text:span><text:span text:style-name="T92_31">the</text:span><text:span text:style-name="T92_32"><text:s/></text:span><text:span text:style-name="T92_33">JVM</text:span><text:span text:style-name="T92_34"><text:s/></text:span><text:span text:style-name="T92_35">before</text:span><text:span text:style-name="T92_36"><text:s/></text:span><text:span text:style-name="T92_37">an</text:span><text:span text:style-name="T92_38"><text:s/></text:span><text:span text:style-name="T92_39">object</text:span><text:span text:style-name="T92_40"><text:s/></text:span><text:span text:style-name="T92_41">of</text:span><text:span text:style-name="T92_42"><text:s/></text:span><text:span text:style-name="T92_43">the</text:span><text:span text:style-name="T92_44"><text:s/></text:span><text:span text:style-name="T92_45">class</text:span><text:span text:style-name="T92_46"><text:s/></text:span><text:span text:style-name="T92_47">has</text:span><text:span text:style-name="T92_48"><text:s/></text:span><text:span text:style-name="T92_49">been</text:span><text:span text:style-name="T92_50"><text:s/></text:span><text:span text:style-name="T92_51">created</text:span><text:span text:style-name="T92_52">.<text:s/></text:span></text:p>
              </text:list-item>
              <text:list-item>
                <text:p text:style-name="P93"><text:span text:style-name="T93_1">The</text:span><text:span text:style-name="T93_2"><text:s/></text:span><text:span text:style-name="T93_3">keyword</text:span><text:span text:style-name="T93_4"><text:s/></text:span><text:span text:style-name="T93_5">void</text:span><text:span text:style-name="T93_6"><text:s/></text:span><text:span text:style-name="T93_7">indicates</text:span><text:span text:style-name="T93_8"><text:s/></text:span><text:span text:style-name="T93_9">that</text:span><text:span text:style-name="T93_10"><text:s/></text:span><text:span text:style-name="T93_11">the</text:span><text:span text:style-name="T93_12"><text:s/></text:span><text:span text:style-name="T93_13">method</text:span><text:span text:style-name="T93_14"><text:s/></text:span><text:span text:style-name="T93_15">can</text:span><text:span text:style-name="T93_16"><text:s/></text:span><text:span text:style-name="T93_17">never</text:span><text:span text:style-name="T93_18"><text:s/></text:span><text:span text:style-name="T93_19">be</text:span><text:span text:style-name="T93_20"><text:s/></text:span><text:span text:style-name="T93_21">invoked</text:span><text:span text:style-name="T93_22">.</text:span></text:p>
              </text:list-item>
            </text:list>
            <text:p text:style-name="P94"/>
            <text:p text:style-name="P95"><text:span text:style-name="T95_1">Type</text:span><text:span text:style-name="T95_2"><text:s/></text:span><text:span text:style-name="T95_3">in</text:span><text:span text:style-name="T95_4"><text:s/></text:span><text:span text:style-name="T95_5">your</text:span><text:span text:style-name="T95_6"><text:s/></text:span><text:span text:style-name="T95_7">answer</text:span><text:span text:style-name="T95_8"><text:s/></text:span><text:span text:style-name="T95_9">in</text:span><text:span text:style-name="T95_10"><text:s/></text:span><text:span text:style-name="T95_11">the</text:span><text:span text:style-name="T95_12"><text:s/></text:span><text:span text:style-name="T95_13">answer</text:span><text:span text:style-name="T95_14"><text:s/></text:span><text:span text:style-name="T95_15">box</text:span><text:span text:style-name="T95_16"><text:s/></text:span><text:span text:style-name="T95_17">below</text:span><text:span text:style-name="T95_18"><text:s/></text:span><text:span text:style-name="T95_19">using</text:span><text:span text:style-name="T95_20"><text:s/></text:span><text:span text:style-name="T95_21">commas</text:span><text:span text:style-name="T95_22"><text:s/></text:span><text:span text:style-name="T95_23">to</text:span><text:span text:style-name="T95_24"><text:s/></text:span><text:span text:style-name="T95_25">separate</text:span><text:span text:style-name="T95_26"><text:s/></text:span><text:span text:style-name="T95_27">your</text:span><text:span text:style-name="T95_28"><text:s/></text:span><text:span text:style-name="T95_29">choices</text:span></text:p>
            <text:p text:style-name="P96"/>
            <text:p text:style-name="P97"><text:span text:style-name="T97_1">For</text:span><text:span text:style-name="T97_2"><text:s/></text:span><text:span text:style-name="T97_3">example</text:span><text:span text:style-name="T97_4"><text:s/></text:span><text:span text:style-name="T97_5">if</text:span><text:span text:style-name="T97_6"><text:s/></text:span><text:span text:style-name="T97_7">you</text:span><text:span text:style-name="T97_8"><text:s/></text:span><text:span text:style-name="T97_9">think</text:span><text:span text:style-name="T97_10"><text:s/>1<text:s/></text:span><text:span text:style-name="T97_11">and</text:span><text:span text:style-name="T97_12"><text:s/>3<text:s/></text:span><text:span text:style-name="T97_13">are</text:span><text:span text:style-name="T97_14"><text:s/></text:span><text:span text:style-name="T97_15">the</text:span><text:span text:style-name="T97_16"><text:s/></text:span><text:span text:style-name="T97_17">only</text:span><text:span text:style-name="T97_18"><text:s/></text:span><text:span text:style-name="T97_19">true</text:span><text:span text:style-name="T97_20"><text:s/></text:span><text:span text:style-name="T97_21">statements</text:span><text:span text:style-name="T97_22"><text:s/></text:span><text:span text:style-name="T97_23">above</text:span><text:span text:style-name="T97_24">,<text:s/></text:span><text:span text:style-name="T97_25">then</text:span><text:span text:style-name="T97_26"><text:s/></text:span><text:span text:style-name="T97_27">type</text:span><text:span text:style-name="T97_28"><text:s/></text:span><text:span text:style-name="T97_29">in</text:span><text:span text:style-name="T97_30"><text:s/></text:span></text:p>
            <text:p text:style-name="P98"/>
            <text:p text:style-name="P99"><text:span text:style-name="T99_1">1,3</text:span></text:p>
            <text:p text:style-name="P100"/>
            <text:p text:style-name="P101"><text:span text:style-name="T101_1">Indicate</text:span><text:span text:style-name="T101_2"><text:s/></text:span><text:span text:style-name="T101_3">your</text:span><text:span text:style-name="T101_4"><text:s/></text:span><text:span text:style-name="T101_5">answer</text:span><text:span text:style-name="T101_6"><text:s/></text:span><text:span text:style-name="T101_7">in</text:span><text:span text:style-name="T101_8"><text:s/></text:span><text:span text:style-name="T101_9">the</text:span><text:span text:style-name="T101_10"><text:s/></text:span><text:span text:style-name="T101_11">Answer</text:span><text:span text:style-name="T101_12"><text:s/></text:span><text:span text:style-name="T101_13">Box</text:span><text:span text:style-name="T101_14"><text:s/></text:span><text:span text:style-name="T101_15">below</text:span><text:span text:style-name="T101_16">.</text:span></text:p>
          </table:table-cell>
        </table:table-row>
        <table:table-row table:style-name="Row12">
          <table:table-cell table:style-name="Cell12">
            <text:p text:style-name="P102"><text:span text:style-name="T102_1">Answer</text:span></text:p>
          </table:table-cell>
        </table:table-row>
        <table:table-row table:style-name="Row13">
          <table:table-cell table:style-name="Cell13">
            <text:p text:style-name="P103"/>
            <text:p text:style-name="P104"/>
            <text:p text:style-name="P105"/>
            <text:p text:style-name="P106"/>
            <text:p text:style-name="P107"/>
          </table:table-cell>
        </table:table-row>
      </table:table>
      <text:p text:style-name="P108"/>
      <text:p text:style-name="P109"/>
      <text:p text:style-name="P110"/>
      <table:table table:style-name="Table5">
        <table:table-column table:style-name="Column5"/>
        <table:table-row table:style-name="Row14">
          <table:table-cell table:style-name="Cell14">
            <text:p text:style-name="P111"><text:span text:style-name="T111_1">Question</text:span><text:span text:style-name="T111_2"><text:s/>4</text:span></text:p>
          </table:table-cell>
        </table:table-row>
        <table:table-row table:style-name="Row15">
          <table:table-cell table:style-name="Cell15">
            <text:p text:style-name="P112"><text:span text:style-name="T112_1">A</text:span><text:span text:style-name="T112_2"><text:s/></text:span><text:span text:style-name="T112_3">Student</text:span><text:span text:style-name="T112_4"><text:s/></text:span><text:span text:style-name="T112_5">have</text:span><text:span text:style-name="T112_6"><text:s/></text:span><text:span text:style-name="T112_7">defined</text:span><text:span text:style-name="T112_8"><text:s/></text:span><text:span text:style-name="T112_9">a</text:span><text:span text:style-name="T112_10"><text:s/></text:span><text:span text:style-name="T112_11">new</text:span><text:span text:style-name="T112_12"><text:s/></text:span><text:span text:style-name="T112_13">class</text:span><text:span text:style-name="T112_14"><text:s/></text:span><text:span text:style-name="T112_15">called</text:span><text:span text:style-name="T112_16"><text:s/></text:span><text:span text:style-name="T112_17">MyExample</text:span><text:span text:style-name="T112_18">1<text:s/></text:span><text:span text:style-name="T112_19">in</text:span><text:span text:style-name="T112_20"><text:s/></text:span><text:span text:style-name="T112_21">a</text:span><text:span text:style-name="T112_22"><text:s/></text:span><text:span text:style-name="T112_23">Java</text:span><text:span text:style-name="T112_24"><text:s/></text:span><text:span text:style-name="T112_25">Source</text:span><text:span text:style-name="T112_26"><text:s/></text:span><text:span text:style-name="T112_27">File</text:span><text:span text:style-name="T112_28"><text:s/></text:span><text:span text:style-name="T112_29">called</text:span><text:span text:style-name="T112_30"><text:s/>“</text:span><text:span text:style-name="T112_31">MyExample</text:span><text:span text:style-name="T112_32">1.</text:span><text:span text:style-name="T112_33">java</text:span><text:span text:style-name="T112_34">”<text:s/></text:span><text:span text:style-name="T112_35">as</text:span><text:span text:style-name="T112_36"><text:s/></text:span><text:span text:style-name="T112_37">follows</text:span></text:p>
            <text:p text:style-name="P113"/>
            <text:p text:style-name="P114"/>
            <table:table table:style-name="Table6">
              <table:table-column table:style-name="Column6"/>
              <table:table-row table:style-name="Row16">
                <table:table-cell table:style-name="Cell16">
                  <text:p text:style-name="P115"><text:span text:style-name="T115_1">public</text:span><text:span text:style-name="T115_2"><text:s/></text:span><text:span text:style-name="T115_3">class</text:span><text:span text:style-name="T115_4"><text:s/></text:span><text:span text:style-name="T115_5">MyExample</text:span><text:span text:style-name="T115_6">1<text:s/>{</text:span></text:p>
                  <text:p text:style-name="P116"><text:span text:style-name="T116_1"><text:tab/></text:span></text:p>
                  <text:p text:style-name="P117"><text:span text:style-name="T117_1"><text:tab/></text:span><text:span text:style-name="T117_2">public</text:span><text:span text:style-name="T117_3"><text:s/></text:span><text:span text:style-name="T117_4">static</text:span><text:span text:style-name="T117_5"><text:s/></text:span><text:span text:style-name="T117_6">void</text:span><text:span text:style-name="T117_7"><text:s/></text:span><text:span text:style-name="T117_8">myStaticMethod</text:span><text:span text:style-name="T117_9">1()<text:s/>{</text:span></text:p>
                  <text:p text:style-name="P118"><text:span text:style-name="T118_1"><text:tab/><text:tab/></text:span><text:span text:style-name="T118_2">System</text:span><text:span text:style-name="T118_3">.</text:span><text:span text:style-name="T118_4">out</text:span><text:span text:style-name="T118_5">.</text:span><text:span text:style-name="T118_6">println</text:span><text:span text:style-name="T118_7">("</text:span><text:span text:style-name="T118_8">myStaticMethod</text:span><text:span text:style-name="T118_9">1");</text:span></text:p>
                  <text:p text:style-name="P119"><text:span text:style-name="T119_1"><text:tab/>}</text:span></text:p>
                  <text:p text:style-name="P120"><text:span text:style-name="T120_1">}</text:span></text:p>
                </table:table-cell>
              </table:table-row>
            </table:table>
            <text:p text:style-name="P121"/>
            <text:p text:style-name="P122"/>
            <text:p text:style-name="P123"><text:span text:style-name="T123_1">Type</text:span><text:span text:style-name="T123_2"><text:s/></text:span><text:span text:style-name="T123_3">in</text:span><text:span text:style-name="T123_4"><text:s/></text:span><text:span text:style-name="T123_5">the</text:span><text:span text:style-name="T123_6"><text:s/></text:span><text:span text:style-name="T123_7">code</text:span><text:span text:style-name="T123_8"><text:s/></text:span><text:span text:style-name="T123_9">to</text:span><text:span text:style-name="T123_10"><text:s/></text:span><text:span text:style-name="T123_11">invoke</text:span><text:span text:style-name="T123_12"><text:s/></text:span><text:span text:style-name="T123_13">the</text:span><text:span text:style-name="T123_14"><text:s/></text:span><text:span text:style-name="T123_15">method</text:span><text:span text:style-name="T123_16"><text:s/>“</text:span><text:span text:style-name="T123_17">myStaticMethod</text:span><text:span text:style-name="T123_18">1”<text:s/></text:span><text:span text:style-name="T123_19">from</text:span><text:span text:style-name="T123_20"><text:s/></text:span><text:span text:style-name="T123_21">the</text:span><text:span text:style-name="T123_22"><text:s/></text:span><text:span text:style-name="T123_23">main</text:span><text:span text:style-name="T123_24"><text:s/></text:span><text:span text:style-name="T123_25">method</text:span><text:span text:style-name="T123_26"><text:s/></text:span><text:span text:style-name="T123_27">in</text:span><text:span text:style-name="T123_28"><text:s/></text:span><text:span text:style-name="T123_29">the</text:span><text:span text:style-name="T123_30"><text:s/></text:span><text:span text:style-name="T123_31">HelloWorld</text:span><text:span text:style-name="T123_32"><text:s/></text:span><text:span text:style-name="T123_33">class</text:span><text:span text:style-name="T123_34">.<text:s/></text:span></text:p>
            <text:p text:style-name="P124"/>
            <text:p text:style-name="P125"><text:span text:style-name="T125_1">You</text:span><text:span text:style-name="T125_2"><text:s/></text:span><text:span text:style-name="T125_3">would</text:span><text:span text:style-name="T125_4"><text:s/></text:span><text:span text:style-name="T125_5">need</text:span><text:span text:style-name="T125_6"><text:s/></text:span><text:span text:style-name="T125_7">to</text:span><text:span text:style-name="T125_8"><text:s/></text:span><text:span text:style-name="T125_9">just</text:span><text:span text:style-name="T125_10"><text:s/></text:span><text:span text:style-name="T125_11">type</text:span><text:span text:style-name="T125_12"><text:s/></text:span><text:span text:style-name="T125_13">in</text:span><text:span text:style-name="T125_14"><text:s/></text:span><text:span text:style-name="T125_15">the</text:span><text:span text:style-name="T125_16"><text:s/></text:span><text:span text:style-name="T125_17">code</text:span><text:span text:style-name="T125_18"><text:s/></text:span><text:span text:style-name="T125_19">to</text:span><text:span text:style-name="T125_20"><text:s/></text:span><text:span text:style-name="T125_21">invoke</text:span><text:span text:style-name="T125_22"><text:s/></text:span><text:span text:style-name="T125_23">the</text:span><text:span text:style-name="T125_24"><text:s/></text:span><text:span text:style-name="T125_25">method</text:span><text:span text:style-name="T125_26"><text:s/>“</text:span><text:span text:style-name="T125_27">myStaticMethod</text:span><text:span text:style-name="T125_28">1”.</text:span></text:p>
            <text:p text:style-name="P126"/>
            <text:p text:style-name="P127"><text:span text:style-name="T127_1">Indicate</text:span><text:span text:style-name="T127_2"><text:s/></text:span><text:span text:style-name="T127_3">your</text:span><text:span text:style-name="T127_4"><text:s/></text:span><text:span text:style-name="T127_5">answer</text:span><text:span text:style-name="T127_6"><text:s/></text:span><text:span text:style-name="T127_7">in</text:span><text:span text:style-name="T127_8"><text:s/></text:span><text:span text:style-name="T127_9">the</text:span><text:span text:style-name="T127_10"><text:s/></text:span><text:span text:style-name="T127_11">Answer</text:span><text:span text:style-name="T127_12"><text:s/></text:span><text:span text:style-name="T127_13">Box</text:span><text:span text:style-name="T127_14"><text:s/></text:span><text:span text:style-name="T127_15">below</text:span><text:span text:style-name="T127_16">.</text:span></text:p>
          </table:table-cell>
        </table:table-row>
        <table:table-row table:style-name="Row17">
          <table:table-cell table:style-name="Cell17">
            <text:p text:style-name="P128"><text:span text:style-name="T128_1">Answer</text:span></text:p>
          </table:table-cell>
        </table:table-row>
        <table:table-row table:style-name="Row18">
          <table:table-cell table:style-name="Cell18">
            <text:p text:style-name="P129"/>
            <text:p text:style-name="P130"/>
            <text:p text:style-name="P131"/>
            <text:p text:style-name="P132"/>
            <text:p text:style-name="P133"/>
          </table:table-cell>
        </table:table-row>
      </table:table>
      <text:p text:style-name="P134"/>
      <text:p text:style-name="P135"/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